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c477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c4777"/>
    </style:style>
    <style:style style:name="T2" style:family="text">
      <style:text-properties fo:font-weight="bold" officeooo:rsid="000c477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c477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Jasmine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├── module1.js <text:s text:c="10"/># JavaScript files to be tested</text:span></text:p>
      <text:p text:style-name="Preformatted_20_Text"><text:span text:style-name="Source_20_Text">│ <text:s text:c="2"/>└── module2.js</text:span></text:p>
      <text:p text:style-name="Preformatted_20_Text"><text:span text:style-name="Source_20_Text">│</text:span></text:p>
      <text:p text:style-name="Preformatted_20_Text"><text:span text:style-name="Source_20_Text">├── spec/ <text:s text:c="19"/># Jasmine test files</text:span></text:p>
      <text:p text:style-name="Preformatted_20_Text"><text:span text:style-name="Source_20_Text">│ <text:s text:c="2"/>├── module1.spec.js <text:s text:c="5"/># Test files for module1.js</text:span></text:p>
      <text:p text:style-name="Preformatted_20_Text"><text:span text:style-name="Source_20_Text">│ <text:s text:c="2"/>└── module2.spec.js <text:s text:c="5"/># Test files for module2.js</text:span></text:p>
      <text:p text:style-name="Preformatted_20_Text"><text:span text:style-name="Source_20_Text">│</text:span></text:p>
      <text:p text:style-name="Preformatted_20_Text"><text:span text:style-name="Source_20_Text">├── lib/ <text:s text:c="20"/># Libraries and dependencies (including Jasmine)</text:span></text:p>
      <text:p text:style-name="Preformatted_20_Text"><text:span text:style-name="Source_20_Text">│</text:span></text:p>
      <text:p text:style-name="Preformatted_20_Text"><text:span text:style-name="Source_20_Text">├── fixtures/ <text:s text:c="15"/># Fixture files (sample data for testing)</text:span></text:p>
      <text:p text:style-name="Preformatted_20_Text"><text:span text:style-name="Source_20_Text">│</text:span></text:p>
      <text:p text:style-name="P1"><text:span text:style-name="Source_20_Text">└── spec_runner.html <text:s text:c="8"/># HTML file to run Jasmine tests in the browser</text:span></text:p>
      <text:p text:style-name="Text_20_body">In this structure:</text:p>
      <text:list text:style-name="L1">
        <text:list-item>
          <text:p text:style-name="P4"><text:span text:style-name="Source_20_Text">src/</text:span> directory contains your source code files, including the JavaScript files (<text:span text:style-name="Source_20_Text">module1.js</text:span>, <text:span text:style-name="Source_20_Text">module2.js</text:span>, etc.) that you want to test.</text:p>
        </text:list-item>
        <text:list-item>
          <text:p text:style-name="P4"><text:span text:style-name="Source_20_Text">spec/</text:span> directory contains Jasmine test files (<text:span text:style-name="Source_20_Text">module1.spec.js</text:span>, <text:span text:style-name="Source_20_Text">module2.spec.js</text:span>, etc.), where you write your tests for the corresponding source files.</text:p>
        </text:list-item>
        <text:list-item>
          <text:p text:style-name="P4"><text:span text:style-name="Source_20_Text">lib/</text:span> directory holds libraries and dependencies required for testing, including the Jasmine library itself.</text:p>
        </text:list-item>
        <text:list-item>
          <text:p text:style-name="P4"><text:span text:style-name="Source_20_Text">fixtures/</text:span> directory can contain fixture files, which provide sample data for testing.</text:p>
        </text:list-item>
        <text:list-item>
          <text:p text:style-name="P3"><text:span text:style-name="Source_20_Text">spec_runner.html</text:span> is an HTML file that includes links to the Jasmine library, your source files, and test files. It provides a way to run Jasmine tests in a web browse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5:35.451717144</meta:creation-date>
    <dc:date>2024-04-07T13:16:27.390979675</dc:date>
    <meta:editing-duration>PT52S</meta:editing-duration>
    <meta:editing-cycles>1</meta:editing-cycles>
    <meta:document-statistic meta:table-count="0" meta:image-count="0" meta:object-count="0" meta:page-count="1" meta:paragraph-count="22" meta:word-count="180" meta:character-count="1218" meta:non-whitespace-character-count="955"/>
    <meta:generator>LibreOffice/7.6.6.3$Linux_X86_64 LibreOffice_project/60$Build-3</meta:generator>
  </office:meta>
</office:document-meta>
</file>